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4.498cm"/>
    </style:style>
    <style:style style:name="co3" style:family="table-column">
      <style:table-column-properties fo:break-before="auto" style:column-width="4.339cm"/>
    </style:style>
    <style:style style:name="co4" style:family="table-column">
      <style:table-column-properties fo:break-before="auto" style:column-width="4.948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51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0" table:default-cell-style-name="ce1"/>
        <table:table-column table:style-name="co8" table:number-columns-repeated="997" table:default-cell-style-name="ce1"/>
        <table:table-column table:style-name="co9" table:default-cell-style-name="ce1"/>
        <table:table-row table:style-name="ro1">
          <table:table-cell office:value-type="string">
            <text:p>Instrucciones</text:p>
          </table:table-cell>
          <table:table-cell office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>
            <text:p>Equipo</text:p>
          </table:table-cell>
          <table:table-cell table:style-name="ce2" office:value-type="string">
            <text:p>Nombr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>
            <text:p>Profesores 2016-17</text:p>
          </table:table-cell>
          <table:table-cell office:value-type="string">
            <text:p>Rubén Béjar</text:p>
          </table:table-cell>
          <table:table-cell table:number-columns-repeated="1022"/>
        </table:table-row>
        <table:table-row table:style-name="ro1">
          <table:table-cell office:value-type="string">
            <text:p>Profesores 2016-17</text:p>
          </table:table-cell>
          <table:table-cell office:value-type="string">
            <text:p>Javier Lacasta</text:p>
          </table:table-cell>
          <table:table-cell table:number-columns-repeated="1022"/>
        </table:table-row>
        <table:table-row table:style-name="ro1">
          <table:table-cell office:value-type="string">
            <text:p>Profesores 2016-17</text:p>
          </table:table-cell>
          <table:table-cell office:value-type="string">
            <text:p>F. Javier Zarazaga-Soria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ary Allen Wikes</text:p>
          </table:table-cell>
          <table:table-cell office:value-type="string">
            <text:p>Luis Fueris Martín (leviathan2701)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ary Allen Wikes</text:p>
          </table:table-cell>
          <table:table-cell office:value-type="string">
            <text:p>Juan José Gómez Rodríguez (jjgr3496)</text:p>
          </table:table-cell>
          <table:table-cell table:number-columns-repeated="1022"/>
        </table:table-row>
        <table:table-row table:style-name="ro1">
          <table:table-cell office:value-type="string">
            <text:p>Mary Allen Wikes</text:p>
          </table:table-cell>
          <table:table-cell office:value-type="string">
            <text:p>Iván Santamaría (ivsm)</text:p>
          </table:table-cell>
          <table:table-cell table:number-columns-repeated="1022"/>
        </table:table-row>
        <table:table-row table:style-name="ro1">
          <table:table-cell office:value-type="string">
            <text:p>Mary Allen Wikes</text:p>
          </table:table-cell>
          <table:table-cell office:value-type="string">
            <text:p>Isak Edo Vivancos(Isakon12)</text:p>
          </table:table-cell>
          <table:table-cell table:number-columns-repeated="1022"/>
        </table:table-row>
        <table:table-row table:style-name="ro1">
          <table:table-cell office:value-type="string">
            <text:p>Mary Allen Wikes</text:p>
          </table:table-cell>
          <table:table-cell office:value-type="string">
            <text:p>Enrique Palacin (kikcillo)</text:p>
          </table:table-cell>
          <table:table-cell table:number-columns-repeated="1022"/>
        </table:table-row>
        <table:table-row table:style-name="ro1">
          <table:table-cell office:value-type="string">
            <text:p>Mary Allen Wikes</text:p>
          </table:table-cell>
          <table:table-cell office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>
            <text:p>Mary Allen Wikes</text:p>
          </table:table-cell>
          <table:table-cell office:value-type="string">
            <text:p>Miguel Crespo Castaño (xewir)</text:p>
          </table:table-cell>
          <table:table-cell table:number-columns-repeated="1022"/>
        </table:table-row>
        <table:table-row table:style-name="ro1">
          <table:table-cell office:value-type="string">
            <text:p>Mary Allen Wikes</text:p>
          </table:table-cell>
          <table:table-cell office:value-type="string">
            <text:p>David Fustero Palacios(fiusa8)</text:p>
          </table:table-cell>
          <table:table-cell table:number-columns-repeated="1022"/>
        </table:table-row>
        <table:table-row table:style-name="ro1">
          <table:table-cell office:value-type="string">
            <text:p>Margaret Hamilton</text:p>
          </table:table-cell>
          <table:table-cell office:value-type="string">
            <text:p>Xian Pan (DreamaerD)</text:p>
          </table:table-cell>
          <table:table-cell table:number-columns-repeated="1022"/>
        </table:table-row>
        <table:table-row table:style-name="ro1">
          <table:table-cell office:value-type="string">
            <text:p>Margaret Hamilton</text:p>
          </table:table-cell>
          <table:table-cell office:value-type="string">
            <text:p>Jorge Martínez Romanos (jmromanos)</text:p>
          </table:table-cell>
          <table:table-cell table:number-columns-repeated="1022"/>
        </table:table-row>
        <table:table-row table:style-name="ro1">
          <table:table-cell office:value-type="string">
            <text:p>Margaret Hamilton</text:p>
          </table:table-cell>
          <table:table-cell office:value-type="string">
            <text:p>David Abián Murillo (davidabian)</text:p>
          </table:table-cell>
          <table:table-cell table:number-columns-repeated="1022"/>
        </table:table-row>
        <table:table-row table:style-name="ro1">
          <table:table-cell office:value-type="string">
            <text:p>Margaret Hamilton</text:p>
          </table:table-cell>
          <table:table-cell office:value-type="string">
            <text:p>Iván Escuín González</text:p>
          </table:table-cell>
          <table:table-cell table:number-columns-repeated="1022"/>
        </table:table-row>
        <table:table-row table:style-name="ro1">
          <table:table-cell office:value-type="string">
            <text:p>Margaret Hamilton</text:p>
          </table:table-cell>
          <table:table-cell office:value-type="string">
            <text:p>Hector Ninian Herrmann Triviño (HNHerrmann)</text:p>
          </table:table-cell>
          <table:table-cell table:number-columns-repeated="1022"/>
        </table:table-row>
        <table:table-row table:style-name="ro1">
          <table:table-cell office:value-type="string">
            <text:p>Margaret Hamilton</text:p>
          </table:table-cell>
          <table:table-cell office:value-type="string">
            <text:p>Daniel Martinez Martinez</text:p>
          </table:table-cell>
          <table:table-cell table:number-columns-repeated="1022"/>
        </table:table-row>
        <table:table-row table:style-name="ro1">
          <table:table-cell office:value-type="string">
            <text:p>Margaret Hamilton</text:p>
          </table:table-cell>
          <table:table-cell office:value-type="string">
            <text:p>David Mañas Vidorreta</text:p>
          </table:table-cell>
          <table:table-cell table:number-columns-repeated="1022"/>
        </table:table-row>
        <table:table-row table:style-name="ro1">
          <table:table-cell office:value-type="string">
            <text:p>Barbara H. Liskov</text:p>
          </table:table-cell>
          <table:table-cell office:value-type="string">
            <text:p>Yolanda Sánchez Ariznavarreta</text:p>
          </table:table-cell>
          <table:table-cell table:number-columns-repeated="1022"/>
        </table:table-row>
        <table:table-row table:style-name="ro1">
          <table:table-cell office:value-type="string">
            <text:p>Barbara H. Liskov</text:p>
          </table:table-cell>
          <table:table-cell office:value-type="string">
            <text:p>Javier González Galindo (gonzakick)</text:p>
          </table:table-cell>
          <table:table-cell table:number-columns-repeated="1022"/>
        </table:table-row>
        <table:table-row table:style-name="ro1">
          <table:table-cell office:value-type="string">
            <text:p>Barbara H. Liskov</text:p>
          </table:table-cell>
          <table:table-cell office:value-type="string">
            <text:p>Pablo Luesia Lahoz (698387)</text:p>
          </table:table-cell>
          <table:table-cell table:number-columns-repeated="1022"/>
        </table:table-row>
        <table:table-row table:style-name="ro1">
          <table:table-cell office:value-type="string">
            <text:p>Barbara H. Liskov</text:p>
          </table:table-cell>
          <table:table-cell office:value-type="string">
            <text:p>Laura Oliva Maza (LauraOliva)</text:p>
          </table:table-cell>
          <table:table-cell table:number-columns-repeated="1022"/>
        </table:table-row>
        <table:table-row table:style-name="ro1">
          <table:table-cell office:value-type="string">
            <text:p>Barbara H. Liskov</text:p>
          </table:table-cell>
          <table:table-cell office:value-type="string">
            <text:p>Daniel Martín Serrano (LegenDanny24)</text:p>
          </table:table-cell>
          <table:table-cell table:number-columns-repeated="1022"/>
        </table:table-row>
        <table:table-row table:style-name="ro1">
          <table:table-cell office:value-type="string">
            <text:p>Barbara H. Liskov</text:p>
          </table:table-cell>
          <table:table-cell office:value-type="string">
            <text:p>Jorge Yagüe Martínez (698976)</text:p>
          </table:table-cell>
          <table:table-cell table:number-columns-repeated="1022"/>
        </table:table-row>
        <table:table-row table:style-name="ro1">
          <table:table-cell office:value-type="string">
            <text:p>Barbara H. Liskov</text:p>
          </table:table-cell>
          <table:table-cell office:value-type="string">
            <text:p>Rubén Langarita Benítez (zory95)</text:p>
          </table:table-cell>
          <table:table-cell table:number-columns-repeated="1022"/>
        </table:table-row>
        <table:table-row table:style-name="ro1">
          <table:table-cell office:value-type="string">
            <text:p>Grace Hopper</text:p>
          </table:table-cell>
          <table:table-cell office:value-type="string">
            <text:p>Jorge Chato Astrain (651348)</text:p>
          </table:table-cell>
          <table:table-cell table:number-columns-repeated="1022"/>
        </table:table-row>
        <table:table-row table:style-name="ro1">
          <table:table-cell office:value-type="string">
            <text:p>Grace Hopper</text:p>
          </table:table-cell>
          <table:table-cell office:value-type="string">
            <text:p>Miguel Bolsa Marquina (698749)</text:p>
          </table:table-cell>
          <table:table-cell table:number-columns-repeated="1022"/>
        </table:table-row>
        <table:table-row table:style-name="ro1">
          <table:table-cell office:value-type="string">
            <text:p>Grace Hopper</text:p>
          </table:table-cell>
          <table:table-cell office:value-type="string">
            <text:p>Ángel Poc López (696295, muxitox)</text:p>
          </table:table-cell>
          <table:table-cell table:number-columns-repeated="1022"/>
        </table:table-row>
        <table:table-row table:style-name="ro1">
          <table:table-cell office:value-type="string">
            <text:p>Grace Hopper</text:p>
          </table:table-cell>
          <table:table-cell office:value-type="string">
            <text:p>Álvaro Fuentemilla Martínez(69967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race Hopper</text:p>
          </table:table-cell>
          <table:table-cell office:value-type="string">
            <text:p>Victor Delgado Alejandre(69970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race Hopper</text:p>
          </table:table-cell>
          <table:table-cell office:value-type="string">
            <text:p>David Márquez Calavia (700940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ol Shaw</text:p>
          </table:table-cell>
          <table:table-cell office:value-type="string">
            <text:p>Alberto Gómez Climente (69868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ol Shaw</text:p>
          </table:table-cell>
          <table:table-cell office:value-type="string">
            <text:p>Beatriz Martinez Andelo(Bea9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ol Shaw</text:p>
          </table:table-cell>
          <table:table-cell office:value-type="string">
            <text:p>Óscar León Barbed Pérez (LeonBP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race Hopper</text:p>
          </table:table-cell>
          <table:table-cell office:value-type="string">
            <text:p>Fernando del Molino Bello(702086, ferdelmo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race Hopper</text:p>
          </table:table-cell>
          <table:table-cell office:value-type="string">
            <text:p>Víctor Labrador Ortiga (70165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ol Shaw</text:p>
          </table:table-cell>
          <table:table-cell office:value-type="string">
            <text:p>Iván Esteban Gallego (67984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ol Shaw</text:p>
          </table:table-cell>
          <table:table-cell office:value-type="string">
            <text:p>Dariel Figueredo Piñero (568659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ol Shaw</text:p>
          </table:table-cell>
          <table:table-cell office:value-type="string">
            <text:p>Alfonso Delgado Vellosillo(67974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ol Shaw</text:p>
          </table:table-cell>
          <table:table-cell office:value-type="string">
            <text:p>Sandra Navarro Moreno(68113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ol Shaw</text:p>
          </table:table-cell>
          <table:table-cell table:style-name="ce4" office:value-type="string">
            <text:p>Marta Blanco Jaime (56252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race Hopper</text:p>
          </table:table-cell>
          <table:table-cell table:style-name="ce4" office:value-type="string">
            <text:p>Jorge Aguarón (69889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ol Shaw</text:p>
          </table:table-cell>
          <table:table-cell office:value-type="string">
            <text:p>Miguel Ángel Cosculluela (Macosgra)</text:p>
          </table:table-cell>
          <table:table-cell table:number-columns-repeated="1022"/>
        </table:table-row>
        <table:table-row table:style-name="ro1" table:number-rows-repeated="953">
          <table:table-cell table:style-name="ce2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0" table:default-cell-style-name="ce1"/>
        <table:table-column table:style-name="co11" table:number-columns-repeated="5" table:default-cell-style-name="ce1"/>
        <table:table-column table:style-name="co7" table:number-columns-repeated="20" table:default-cell-style-name="ce1"/>
        <table:table-column table:style-name="co8" table:number-columns-repeated="997" table:default-cell-style-name="ce1"/>
        <table:table-column table:style-name="co9" table:default-cell-style-name="ce1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1"/>
        <table:table-column table:style-name="co11" table:number-columns-repeated="5" table:default-cell-style-name="ce1"/>
        <table:table-column table:style-name="co7" table:number-columns-repeated="20" table:default-cell-style-name="ce1"/>
        <table:table-column table:style-name="co8" table:number-columns-repeated="997" table:default-cell-style-name="ce1"/>
        <table:table-column table:style-name="co9" table:default-cell-style-name="ce1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20/03/2017</text:date>, <text:time>23:10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Jorge</meta:initial-creator>
    <dc:creator>Miguel Lop</dc:creator>
    <meta:creation-date>2017-03-15T17:20:46Z</meta:creation-date>
    <dc:date>2017-03-20T23:10:31</dc:date>
    <meta:editing-duration>PT55S</meta:editing-duration>
    <meta:editing-cycles>2</meta:editing-cycles>
    <meta:document-statistic meta:table-count="3" meta:cell-count="90" meta:object-count="0"/>
  </office:meta>
</office:document-meta>
</file>